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************************************************************************************</text:p>
      <text:p text:style-name="Standard">// <text:s/>Name: Jonah Brooks <text:s text:c="8"/><text:tab/>Filename: BrooksJ_L5\Pizza.java</text:p>
      <text:p text:style-name="Standard">// <text:s/>CS162 <text:s/>Spring 2010 <text:s text:c="9"/>Lab #: 5</text:p>
      <text:p text:style-name="Standard">// <text:s/>Tues, Thurs 1:00 PM</text:p>
      <text:p text:style-name="Standard">// <text:s/>Date: <text:s/>Monday May 10th, 2010</text:p>
      <text:p text:style-name="Standard">//</text:p>
      <text:p text:style-name="Standard">// <text:tab/>Program Name: Pizza.java <text:s/>along with: OrderListener.java, OrderButton.java,</text:p>
      <text:p text:style-name="Standard">//<text:tab/><text:tab/><text:tab/><text:tab/>OrderBox.java, DrinkOrderPanel.java, ExtrasOrderPanel.java,</text:p>
      <text:p text:style-name="Standard">//<text:tab/><text:tab/><text:tab/><text:tab/>PizzaOrderPanel.java, TotalPanel.java, DataHolder.java</text:p>
      <text:p text:style-name="Standard">//<text:tab/>Program Description:</text:p>
      <text:p text:style-name="Standard">//<text:tab/><text:tab/>A GUI for calculating the cost of a pizza order</text:p>
      <text:p text:style-name="Standard">//************************************************************************************</text:p>
      <text:p text:style-name="Standard">import java.awt.*;</text:p>
      <text:p text:style-name="Standard">import javax.swing.*;</text:p>
      <text:p text:style-name="Standard">import javax.swing.border.*;</text:p>
      <text:p text:style-name="Standard">public class Pizza</text:p>
      <text:p text:style-name="Standard">{<text:tab/>public static void main (String[] args)</text:p>
      <text:p text:style-name="Standard"><text:tab/>{<text:tab/>PizzaFrame frame = new PizzaFrame("Pizza!");</text:p>
      <text:p text:style-name="Standard"><text:tab/><text:tab/>frame.setDefaultCloseOperation(JFrame.EXIT_ON_CLOSE);</text:p>
      <text:p text:style-name="Standard"><text:tab/><text:tab/>frame.setPreferredSize(new Dimension(1000,700));</text:p>
      <text:p text:style-name="Standard"><text:tab/><text:tab/>frame.pack();</text:p>
      <text:p text:style-name="Standard"><text:tab/><text:tab/>frame.setVisible(true);</text:p>
      <text:p text:style-name="Standard"><text:tab/>}</text:p>
      <text:p text:style-name="Standard">}</text:p>
      <text:p text:style-name="Standard">class PizzaFrame extends JFrame</text:p>
      <text:p text:style-name="Standard">{<text:tab/>private PizzaPanel pPanel = new PizzaPanel();</text:p>
      <text:p text:style-name="Standard"><text:tab/>public PizzaFrame(String arg)</text:p>
      <text:p text:style-name="Standard"><text:tab/>{<text:tab/>super(arg);</text:p>
      <text:p text:style-name="Standard"><text:tab/><text:tab/>getContentPane().add(pPanel);</text:p>
      <text:p text:style-name="Standard"><text:tab/>}</text:p>
      <text:p text:style-name="Standard"><text:tab/>public void update()</text:p>
      <text:p text:style-name="Standard"><text:tab/>{<text:tab/>pPanel.update();</text:p>
      <text:p text:style-name="Standard"><text:tab/>}</text:p>
      <text:p text:style-name="Standard">}</text:p>
      <text:p text:style-name="Standard">// panel that holds all the other panels</text:p>
      <text:p text:style-name="Standard">class PizzaPanel extends JPanel</text:p>
      <text:p text:style-name="Standard">{<text:tab/>TotalPanel tPanel = new TotalPanel();</text:p>
      <text:p text:style-name="Standard"><text:tab/>public PizzaPanel()</text:p>
      <text:p text:style-name="Standard"><text:tab/>{<text:tab/>setLayout(new BorderLayout());</text:p>
      <text:p text:style-name="Standard"><text:tab/><text:tab/><text:tab/>// ****leave a gray border around each item</text:p>
      <text:p text:style-name="Standard"><text:tab/><text:tab/>setBackground (Color.gray);</text:p>
      <text:p text:style-name="Standard"><text:tab/><text:tab/>add(new TitlePanel(), BorderLayout.NORTH);</text:p>
      <text:p text:style-name="Standard"><text:tab/><text:tab/>add(tPanel, BorderLayout.WEST);</text:p>
      <text:p text:style-name="Standard"><text:tab/><text:tab/>add(new OrderPane(), BorderLayout.CENTER);</text:p>
      <text:p text:style-name="Standard"><text:tab/><text:tab/>add(new JLabel("Pizza!"), BorderLayout.SOUTH);</text:p>
      <text:p text:style-name="Standard"><text:tab/><text:tab/>setVisible(true);</text:p>
      <text:p text:style-name="Standard"><text:tab/>}</text:p>
      <text:p text:style-name="Standard"><text:tab/>public void update()</text:p>
      <text:p text:style-name="Standard"><text:tab/>{<text:tab/>tPanel.update();</text:p>
      <text:p text:style-name="Standard"><text:tab/>}</text:p>
      <text:p text:style-name="Standard">}</text:p>
      <text:p text:style-name="Standard">// top panel, contains the logo and title</text:p>
      <text:p text:style-name="Standard">class TitlePanel extends JPanel</text:p>
      <text:p text:style-name="Standard">{</text:p>
      <text:p text:style-name="Standard"><text:tab/>public TitlePanel()</text:p>
      <text:p text:style-name="Standard"><text:soft-page-break/><text:tab/>{<text:tab/>JLabel titleLabel = new JLabel("PIZZA! <text:s text:c="5"/>", new ImageIcon("banner.jpg"), SwingConstants.CENTER);</text:p>
      <text:p text:style-name="Standard"><text:tab/><text:tab/>titleLabel.setHorizontalTextPosition(SwingConstants.LEFT);</text:p>
      <text:p text:style-name="Standard"><text:tab/><text:tab/>titleLabel.setFont(new Font("Dialog", 1, 30));</text:p>
      <text:p text:style-name="Standard"><text:tab/><text:tab/>add(titleLabel);</text:p>
      <text:p text:style-name="Standard"><text:tab/><text:tab/>setBackground(new Color(50,120,50));</text:p>
      <text:p text:style-name="Standard"><text:tab/>}</text:p>
      <text:p text:style-name="Standard">}</text:p>
      <text:p text:style-name="Standard">// tabbed pane in the center, holds the order panels</text:p>
      <text:p text:style-name="Standard">class OrderPane extends JTabbedPane</text:p>
      <text:p text:style-name="Standard">{</text:p>
      <text:p text:style-name="Standard"><text:tab/>public OrderPane()</text:p>
      <text:p text:style-name="Standard"><text:tab/>{</text:p>
      <text:p text:style-name="Standard"><text:tab/><text:tab/>addTab("Pizza", new PizzaOrderPanel());</text:p>
      <text:p text:style-name="Standard"><text:tab/><text:tab/>addTab("Drinks", new DrinkOrderPanel());</text:p>
      <text:p text:style-name="Standard"><text:tab/><text:tab/>addTab("Extras", new ExtrasOrderPanel());</text:p>
      <text:p text:style-name="Standard"><text:tab/>}</text:p>
      <text:p text:style-name="Standard">}</text:p>
      <text:p text:style-name="Standard">//**************************************************************</text:p>
      <text:p text:style-name="Standard">//***************** <text:s text:c="4"/>PizzaOrderPanel.java <text:s text:c="4"/>***********************</text:p>
      <text:p text:style-name="Standard">//**************************************************************</text:p>
      <text:p text:style-name="Standard">import java.awt.*;</text:p>
      <text:p text:style-name="Standard">import javax.swing.*;</text:p>
      <text:p text:style-name="Standard">import javax.swing.border.*;</text:p>
      <text:p text:style-name="Standard">public class PizzaOrderPanel extends JPanel</text:p>
      <text:p text:style-name="Standard">{<text:tab/>OrderButton sizeLarge = new OrderButton("Large",12.95);</text:p>
      <text:p text:style-name="Standard"><text:tab/>OrderButton sizeMedium = new OrderButton("Medium",10.95);</text:p>
      <text:p text:style-name="Standard"><text:tab/>OrderButton sizeSmall = new OrderButton("Small",8.95);</text:p>
      <text:p text:style-name="Standard"/>
      <text:p text:style-name="Standard"><text:tab/>OrderButton crustThick = new OrderButton("Thick",0.0);</text:p>
      <text:p text:style-name="Standard"><text:tab/>OrderButton crustThin = new OrderButton("Thin",0.0);</text:p>
      <text:p text:style-name="Standard"><text:tab/>OrderButton crustStuffed = new OrderButton("Stuffed",1.0);</text:p>
      <text:p text:style-name="Standard"/>
      <text:p text:style-name="Standard"><text:tab/>OrderBox peppers = new OrderBox("Green Peppers");</text:p>
      <text:p text:style-name="Standard"><text:tab/>OrderBox olives = new OrderBox("Black Olives");</text:p>
      <text:p text:style-name="Standard"><text:tab/>OrderBox pepperoni = new OrderBox("Pepperoni");</text:p>
      <text:p text:style-name="Standard"><text:tab/>OrderBox ham = new OrderBox("Ham");</text:p>
      <text:p text:style-name="Standard"><text:tab/>OrderBox pineapple = new OrderBox("Pineapple");</text:p>
      <text:p text:style-name="Standard"><text:tab/>OrderBox onion = new OrderBox("Red Onions");</text:p>
      <text:p text:style-name="Standard"/>
      <text:p text:style-name="Standard"><text:tab/>public PizzaOrderPanel()</text:p>
      <text:p text:style-name="Standard"><text:tab/>{<text:tab/>setName("Pizza");<text:tab/>// used to ID this panel in the listener</text:p>
      <text:p text:style-name="Standard"><text:tab/><text:tab/>setLayout(new BoxLayout(this, BoxLayout.Y_AXIS));</text:p>
      <text:p text:style-name="Standard"><text:tab/><text:tab/>add(Box.createVerticalGlue());</text:p>
      <text:p text:style-name="Standard"/>
      <text:p text:style-name="Standard"><text:tab/><text:tab/><text:tab/><text:tab/>// add the GUI elements for the size selection</text:p>
      <text:p text:style-name="Standard"><text:s/><text:tab/><text:tab/>add(new JLabel("Size:"));</text:p>
      <text:p text:style-name="Standard"><text:tab/><text:tab/>JPanel Size = new JPanel();</text:p>
      <text:p text:style-name="Standard"><text:tab/><text:tab/><text:tab/>Size.setLayout(new BoxLayout(Size, BoxLayout.X_AXIS));</text:p>
      <text:p text:style-name="Standard"><text:tab/><text:tab/><text:tab/>Size.add(sizeLarge);</text:p>
      <text:p text:style-name="Standard"><text:tab/><text:tab/><text:tab/>Size.add(sizeMedium);</text:p>
      <text:p text:style-name="Standard"><text:tab/><text:tab/><text:tab/>Size.add(sizeSmall);</text:p>
      <text:p text:style-name="Standard"><text:tab/><text:tab/>ButtonGroup sizeGroup = new ButtonGroup();</text:p>
      <text:p text:style-name="Standard"><text:tab/><text:tab/>sizeGroup.add(sizeLarge);</text:p>
      <text:p text:style-name="Standard"><text:tab/><text:tab/>sizeGroup.add(sizeMedium);</text:p>
      <text:p text:style-name="Standard"><text:tab/><text:tab/>sizeGroup.add(sizeSmall);</text:p>
      <text:p text:style-name="Standard"><text:soft-page-break/><text:tab/><text:tab/>add(Size);</text:p>
      <text:p text:style-name="Standard"><text:tab/><text:tab/>add(Box.createVerticalGlue());</text:p>
      <text:p text:style-name="Standard"/>
      <text:p text:style-name="Standard"><text:tab/><text:tab/><text:tab/><text:tab/>// add the GUI elements for the crust selection</text:p>
      <text:p text:style-name="Standard"><text:tab/><text:tab/>add(new JLabel("Crust:"));</text:p>
      <text:p text:style-name="Standard"><text:tab/><text:tab/>JPanel Crust = new JPanel();</text:p>
      <text:p text:style-name="Standard"><text:tab/><text:tab/><text:tab/>Crust.setLayout(new BoxLayout(Crust, BoxLayout.X_AXIS));</text:p>
      <text:p text:style-name="Standard"><text:tab/><text:tab/><text:tab/>Crust.add(crustThick);</text:p>
      <text:p text:style-name="Standard"><text:tab/><text:tab/><text:tab/>Crust.add(crustThin);</text:p>
      <text:p text:style-name="Standard"><text:tab/><text:tab/><text:tab/>Crust.add(crustStuffed);</text:p>
      <text:p text:style-name="Standard"><text:tab/><text:tab/>ButtonGroup crustGroup = new ButtonGroup();</text:p>
      <text:p text:style-name="Standard"><text:tab/><text:tab/>crustGroup.add(crustThick);</text:p>
      <text:p text:style-name="Standard"><text:tab/><text:tab/>crustGroup.add(crustThin);</text:p>
      <text:p text:style-name="Standard"><text:tab/><text:tab/>crustGroup.add(crustStuffed);</text:p>
      <text:p text:style-name="Standard"><text:tab/><text:tab/>add(Crust);</text:p>
      <text:p text:style-name="Standard"><text:tab/><text:tab/>add(Box.createVerticalGlue());</text:p>
      <text:p text:style-name="Standard"/>
      <text:p text:style-name="Standard"><text:tab/><text:tab/><text:tab/><text:tab/>// add the GUI elements for the topping selection</text:p>
      <text:p text:style-name="Standard"><text:tab/><text:tab/>add(new JLabel("Toppings:"));</text:p>
      <text:p text:style-name="Standard"><text:tab/><text:tab/>JPanel Toppings = new JPanel();</text:p>
      <text:p text:style-name="Standard"><text:tab/><text:tab/><text:tab/>Toppings.add(peppers);</text:p>
      <text:p text:style-name="Standard"><text:tab/><text:tab/><text:tab/>Toppings.add(olives);</text:p>
      <text:p text:style-name="Standard"><text:tab/><text:tab/><text:tab/>Toppings.add(pepperoni);</text:p>
      <text:p text:style-name="Standard"><text:tab/><text:tab/><text:tab/>Toppings.add(ham);</text:p>
      <text:p text:style-name="Standard"><text:tab/><text:tab/><text:tab/>Toppings.add(pineapple);</text:p>
      <text:p text:style-name="Standard"><text:tab/><text:tab/><text:tab/>Toppings.add(onion);</text:p>
      <text:p text:style-name="Standard"><text:tab/><text:tab/>add(Toppings);</text:p>
      <text:p text:style-name="Standard"><text:tab/><text:tab/>add(Box.createVerticalGlue());</text:p>
      <text:p text:style-name="Standard"><text:tab/>} // end constructor</text:p>
      <text:p text:style-name="Standard">} // end PizzaOrderPanel class</text:p>
      <text:p text:style-name="Standard">//**************************************************************</text:p>
      <text:p text:style-name="Standard">//***************** <text:s text:c="4"/>DrinkOrderPanel.java <text:s text:c="3"/>***********************</text:p>
      <text:p text:style-name="Standard">//**************************************************************</text:p>
      <text:p text:style-name="Standard">import java.awt.*;</text:p>
      <text:p text:style-name="Standard">import javax.swing.*;</text:p>
      <text:p text:style-name="Standard">import javax.swing.border.*;</text:p>
      <text:p text:style-name="Standard">public class DrinkOrderPanel extends JPanel</text:p>
      <text:p text:style-name="Standard">{<text:tab/>OrderButton sizeLarge = new OrderButton("Large",4.25);</text:p>
      <text:p text:style-name="Standard"><text:tab/>OrderButton sizeMedium = new OrderButton("Medium",3.75);</text:p>
      <text:p text:style-name="Standard"><text:tab/>OrderButton sizeSmall = new OrderButton("Small",1.50);</text:p>
      <text:p text:style-name="Standard"/>
      <text:p text:style-name="Standard"><text:tab/>OrderButton contGlass = new OrderButton("Glass",0.0);</text:p>
      <text:p text:style-name="Standard"><text:tab/>OrderButton contBottle = new OrderButton("Bottle",0.5);</text:p>
      <text:p text:style-name="Standard"><text:tab/>OrderButton contPitcher = new OrderButton("Pitcher",1.0);</text:p>
      <text:p text:style-name="Standard"/>
      <text:p text:style-name="Standard"><text:tab/>OrderButton DrPepper = new OrderButton("Dr. Pepper", 0.0);</text:p>
      <text:p text:style-name="Standard"><text:tab/>OrderButton coke = new OrderButton("Coke", 0.0);</text:p>
      <text:p text:style-name="Standard"><text:tab/>OrderButton rootbeer = new OrderButton("Rootbeer", 0.0);</text:p>
      <text:p text:style-name="Standard"><text:tab/>OrderButton sevUp = new OrderButton("7-Up",0.0);</text:p>
      <text:p text:style-name="Standard"><text:tab/>OrderButton juice = new OrderButton("Juice",0.0);</text:p>
      <text:p text:style-name="Standard"/>
      <text:p text:style-name="Standard"><text:tab/>public DrinkOrderPanel()</text:p>
      <text:p text:style-name="Standard"><text:tab/>{<text:tab/>setName("Drinks");<text:tab/>// used to ID this panel in the listener</text:p>
      <text:p text:style-name="Standard"><text:tab/><text:tab/>setLayout(new BoxLayout(this, BoxLayout.Y_AXIS));</text:p>
      <text:p text:style-name="Standard"><text:tab/><text:tab/>add(Box.createVerticalGlue());</text:p>
      <text:p text:style-name="Standard"><text:soft-page-break/><text:tab/><text:tab/><text:tab/><text:tab/>// add the GUI elements for the size selection</text:p>
      <text:p text:style-name="Standard"><text:s/><text:tab/><text:tab/>add(new JLabel("Size:"));</text:p>
      <text:p text:style-name="Standard"><text:tab/><text:tab/>JPanel Size = new JPanel();</text:p>
      <text:p text:style-name="Standard"><text:tab/><text:tab/>Size.setName("Size");<text:tab/>// used to ID this sub-panel in the listener</text:p>
      <text:p text:style-name="Standard"><text:tab/><text:tab/><text:tab/>Size.setLayout(new BoxLayout(Size, BoxLayout.X_AXIS));</text:p>
      <text:p text:style-name="Standard"><text:tab/><text:tab/><text:tab/>Size.add(sizeLarge);</text:p>
      <text:p text:style-name="Standard"><text:tab/><text:tab/><text:tab/>Size.add(sizeMedium);</text:p>
      <text:p text:style-name="Standard"><text:tab/><text:tab/><text:tab/>Size.add(sizeSmall);</text:p>
      <text:p text:style-name="Standard"><text:tab/><text:tab/>ButtonGroup sizeGroup = new ButtonGroup();</text:p>
      <text:p text:style-name="Standard"><text:tab/><text:tab/>sizeGroup.add(sizeLarge);</text:p>
      <text:p text:style-name="Standard"><text:tab/><text:tab/>sizeGroup.add(sizeMedium);</text:p>
      <text:p text:style-name="Standard"><text:tab/><text:tab/>sizeGroup.add(sizeSmall);</text:p>
      <text:p text:style-name="Standard"><text:tab/><text:tab/>add(Size);</text:p>
      <text:p text:style-name="Standard"><text:tab/><text:tab/>add(Box.createVerticalGlue());</text:p>
      <text:p text:style-name="Standard"><text:tab/><text:tab/><text:tab/><text:tab/>// add the GUI elements for selecting the container for the drink</text:p>
      <text:p text:style-name="Standard"><text:tab/><text:tab/>add(new JLabel("Container:"));</text:p>
      <text:p text:style-name="Standard"><text:tab/><text:tab/>JPanel Cont = new JPanel();</text:p>
      <text:p text:style-name="Standard"><text:tab/><text:tab/>Cont.setName("Cont");<text:tab/>// used to ID this sub-panel in the listener</text:p>
      <text:p text:style-name="Standard"><text:tab/><text:tab/><text:tab/>Cont.setLayout(new BoxLayout(Cont, BoxLayout.X_AXIS));</text:p>
      <text:p text:style-name="Standard"><text:tab/><text:tab/><text:tab/>Cont.add(contGlass);</text:p>
      <text:p text:style-name="Standard"><text:tab/><text:tab/><text:tab/>Cont.add(contBottle);</text:p>
      <text:p text:style-name="Standard"><text:tab/><text:tab/><text:tab/>Cont.add(contPitcher);</text:p>
      <text:p text:style-name="Standard"><text:tab/><text:tab/>ButtonGroup contGroup = new ButtonGroup();</text:p>
      <text:p text:style-name="Standard"><text:tab/><text:tab/>contGroup.add(contGlass);</text:p>
      <text:p text:style-name="Standard"><text:tab/><text:tab/>contGroup.add(contBottle);</text:p>
      <text:p text:style-name="Standard"><text:tab/><text:tab/>contGroup.add(contPitcher);</text:p>
      <text:p text:style-name="Standard"><text:tab/><text:tab/>add(Cont);</text:p>
      <text:p text:style-name="Standard"><text:tab/><text:tab/>add(Box.createVerticalGlue());</text:p>
      <text:p text:style-name="Standard"><text:tab/><text:tab/><text:tab/><text:tab/>// add the GUI elements for the drink selection</text:p>
      <text:p text:style-name="Standard"><text:tab/><text:tab/>add(new JLabel("Type of drink:"));</text:p>
      <text:p text:style-name="Standard"><text:tab/><text:tab/>JPanel Type = new JPanel();</text:p>
      <text:p text:style-name="Standard"><text:tab/><text:tab/>Type.setName("Type");<text:tab/>// used to ID this sub-panel in the listener</text:p>
      <text:p text:style-name="Standard"><text:tab/><text:tab/><text:tab/>Type.add(DrPepper);</text:p>
      <text:p text:style-name="Standard"><text:tab/><text:tab/><text:tab/>Type.add(coke);</text:p>
      <text:p text:style-name="Standard"><text:tab/><text:tab/><text:tab/>Type.add(rootbeer);</text:p>
      <text:p text:style-name="Standard"><text:tab/><text:tab/><text:tab/>Type.add(sevUp);</text:p>
      <text:p text:style-name="Standard"><text:tab/><text:tab/><text:tab/>Type.add(juice);</text:p>
      <text:p text:style-name="Standard"><text:tab/><text:tab/>ButtonGroup typeGroup = new ButtonGroup();</text:p>
      <text:p text:style-name="Standard"><text:tab/><text:tab/>typeGroup.add(DrPepper);</text:p>
      <text:p text:style-name="Standard"><text:tab/><text:tab/>typeGroup.add(coke);</text:p>
      <text:p text:style-name="Standard"><text:tab/><text:tab/>typeGroup.add(rootbeer);</text:p>
      <text:p text:style-name="Standard"><text:tab/><text:tab/>typeGroup.add(sevUp);</text:p>
      <text:p text:style-name="Standard"><text:tab/><text:tab/>typeGroup.add(juice);</text:p>
      <text:p text:style-name="Standard"><text:tab/><text:tab/>add(Type);</text:p>
      <text:p text:style-name="Standard"><text:tab/><text:tab/>add(Box.createVerticalGlue());</text:p>
      <text:p text:style-name="Standard"><text:tab/>} // end constructor</text:p>
      <text:p text:style-name="Standard">} // end DrinkOrderPanel class</text:p>
      <text:p text:style-name="Standard">//**********************************************************</text:p>
      <text:p text:style-name="Standard">//***************** ExtrasOrderPanel.java **********************</text:p>
      <text:p text:style-name="Standard">//**********************************************************</text:p>
      <text:p text:style-name="Standard">import java.awt.*;</text:p>
      <text:p text:style-name="Standard">import javax.swing.*;</text:p>
      <text:p text:style-name="Standard">import javax.swing.border.*;</text:p>
      <text:p text:style-name="Standard"/>
      <text:p text:style-name="Standard">public class ExtrasOrderPanel extends JPanel</text:p>
      <text:p text:style-name="Standard"><text:soft-page-break/>{<text:tab/>OrderBox stickBread = new OrderBox("Bread Sticks",3.25);</text:p>
      <text:p text:style-name="Standard"><text:tab/>OrderBox stickCheese = new OrderBox("Cheese Sticks",4.75);</text:p>
      <text:p text:style-name="Standard"><text:tab/>OrderBox stickStuffed = new OrderBox("Stuffed Cheese Sticks",6.50);</text:p>
      <text:p text:style-name="Standard"/>
      <text:p text:style-name="Standard"><text:tab/>OrderBox desCin = new OrderBox("Cinnamon Sticks",4.15);</text:p>
      <text:p text:style-name="Standard"><text:tab/>OrderBox desPizza = new OrderBox("Dessert Pizza",9.85);</text:p>
      <text:p text:style-name="Standard"/>
      <text:p text:style-name="Standard"><text:tab/>OrderBox sideSalad = new OrderBox("Side Salad", 4.75);</text:p>
      <text:p text:style-name="Standard"><text:tab/>OrderBox sideMari = new OrderBox("Marinara Sauce", 0.5);</text:p>
      <text:p text:style-name="Standard"><text:tab/>OrderBox sideGarlic = new OrderBox("Garlic Dip", 0.5);</text:p>
      <text:p text:style-name="Standard"><text:tab/>OrderBox sideRanch = new OrderBox("Ranch Dressing",0.5);</text:p>
      <text:p text:style-name="Standard"/>
      <text:p text:style-name="Standard"><text:tab/>public ExtrasOrderPanel()</text:p>
      <text:p text:style-name="Standard"><text:tab/>{<text:tab/>setName("Extras");<text:tab/>// used to ID this panel in the listener</text:p>
      <text:p text:style-name="Standard"><text:tab/><text:tab/>setLayout(new BoxLayout(this, BoxLayout.Y_AXIS));</text:p>
      <text:p text:style-name="Standard"><text:tab/><text:tab/>add(Box.createVerticalGlue());</text:p>
      <text:p text:style-name="Standard"><text:tab/><text:tab/><text:tab/><text:tab/>// add the GUI elements for the stick selection</text:p>
      <text:p text:style-name="Standard"><text:s/><text:tab/><text:tab/>add(new JLabel("Sticks:"));</text:p>
      <text:p text:style-name="Standard"><text:tab/><text:tab/>JPanel Sticks = new JPanel();</text:p>
      <text:p text:style-name="Standard"><text:tab/><text:tab/>Sticks.setName("Sticks");<text:tab/>// used to ID this sub-panel in the listener</text:p>
      <text:p text:style-name="Standard"><text:tab/><text:tab/><text:tab/>Sticks.setLayout(new BoxLayout(Sticks, BoxLayout.X_AXIS));</text:p>
      <text:p text:style-name="Standard"><text:tab/><text:tab/><text:tab/>Sticks.add(stickBread);</text:p>
      <text:p text:style-name="Standard"><text:tab/><text:tab/><text:tab/>Sticks.add(stickCheese);</text:p>
      <text:p text:style-name="Standard"><text:tab/><text:tab/><text:tab/>Sticks.add(stickStuffed);</text:p>
      <text:p text:style-name="Standard"><text:tab/><text:tab/>add(Sticks);</text:p>
      <text:p text:style-name="Standard"><text:tab/><text:tab/>add(Box.createVerticalGlue());</text:p>
      <text:p text:style-name="Standard"><text:tab/><text:tab/><text:tab/><text:tab/>// add the GUI elements for the dessert selection</text:p>
      <text:p text:style-name="Standard"><text:tab/><text:tab/>add(new JLabel("Desserts:"));</text:p>
      <text:p text:style-name="Standard"><text:tab/><text:tab/>JPanel Des = new JPanel();</text:p>
      <text:p text:style-name="Standard"><text:tab/><text:tab/>Des.setName("Desserts");<text:tab/>// used to ID this sub-panel in the listener</text:p>
      <text:p text:style-name="Standard"><text:tab/><text:tab/><text:tab/>Des.setLayout(new BoxLayout(Des, BoxLayout.X_AXIS));</text:p>
      <text:p text:style-name="Standard"><text:tab/><text:tab/><text:tab/>Des.add(desCin);</text:p>
      <text:p text:style-name="Standard"><text:tab/><text:tab/><text:tab/>Des.add(desPizza);</text:p>
      <text:p text:style-name="Standard"><text:tab/><text:tab/>add(Des);</text:p>
      <text:p text:style-name="Standard"><text:tab/><text:tab/>add(Box.createVerticalGlue());</text:p>
      <text:p text:style-name="Standard"><text:tab/><text:tab/><text:tab/><text:tab/>// add the GUI elements for the selection of side orders</text:p>
      <text:p text:style-name="Standard"><text:tab/><text:tab/>add(new JLabel("Sides:"));</text:p>
      <text:p text:style-name="Standard"><text:tab/><text:tab/>JPanel Sides = new JPanel();</text:p>
      <text:p text:style-name="Standard"><text:tab/><text:tab/>Sides.setName("Sides");<text:tab/>// used to ID this sub-panel in the listener</text:p>
      <text:p text:style-name="Standard"><text:tab/><text:tab/><text:tab/>Sides.add(sideSalad);</text:p>
      <text:p text:style-name="Standard"><text:tab/><text:tab/><text:tab/>Sides.add(sideMari);</text:p>
      <text:p text:style-name="Standard"><text:tab/><text:tab/><text:tab/>Sides.add(sideGarlic);</text:p>
      <text:p text:style-name="Standard"><text:tab/><text:tab/><text:tab/>Sides.add(sideRanch);</text:p>
      <text:p text:style-name="Standard"><text:tab/><text:tab/>add(Sides);</text:p>
      <text:p text:style-name="Standard"><text:tab/><text:tab/>add(Box.createVerticalGlue());</text:p>
      <text:p text:style-name="Standard"><text:tab/>} // end constructor</text:p>
      <text:p text:style-name="Standard">} // end ExtrasOrderPanel class</text:p>
      <text:p text:style-name="Standard">//**************************************************************</text:p>
      <text:p text:style-name="Standard">//*********************** TotalPanel.java **************************</text:p>
      <text:p text:style-name="Standard">//**************************************************************</text:p>
      <text:p text:style-name="Standard">import java.awt.*;</text:p>
      <text:p text:style-name="Standard">import javax.swing.*;</text:p>
      <text:p text:style-name="Standard">import javax.swing.border.*;</text:p>
      <text:p text:style-name="Standard"><text:tab/>// left panel, holds the total order details, including total cost</text:p>
      <text:p text:style-name="Standard">class TotalPanel extends JPanel</text:p>
      <text:p text:style-name="Standard"><text:soft-page-break/>{<text:tab/>JPanel pizzaTotal = new JPanel();</text:p>
      <text:p text:style-name="Standard"><text:tab/>JLabel pizzaType = new JLabel();</text:p>
      <text:p text:style-name="Standard"/>
      <text:p text:style-name="Standard"><text:tab/>JPanel drinkTotal = new JPanel();</text:p>
      <text:p text:style-name="Standard"><text:tab/>JLabel drinkType = new JLabel();</text:p>
      <text:p text:style-name="Standard"><text:tab/>JLabel drinkCont = new JLabel();</text:p>
      <text:p text:style-name="Standard"><text:tab/>JLabel drinkSize = new JLabel();</text:p>
      <text:p text:style-name="Standard"/>
      <text:p text:style-name="Standard"><text:tab/>JPanel extraTotal = new JPanel();</text:p>
      <text:p text:style-name="Standard"/>
      <text:p text:style-name="Standard"><text:tab/>JPanel orderTotal = new JPanel();</text:p>
      <text:p text:style-name="Standard"><text:tab/>JLabel orderCost = new JLabel("$0");</text:p>
      <text:p text:style-name="Standard"/>
      <text:p text:style-name="Standard"><text:tab/>DataHolder data = new DataHolder();<text:tab/>// used to interact with data and other panels</text:p>
      <text:p text:style-name="Standard"/>
      <text:p text:style-name="Standard"><text:tab/>public TotalPanel()</text:p>
      <text:p text:style-name="Standard"><text:tab/>{</text:p>
      <text:p text:style-name="Standard"><text:tab/><text:tab/>setLayout(new BoxLayout (this, BoxLayout.Y_AXIS));</text:p>
      <text:p text:style-name="Standard"><text:tab/><text:tab/>Border inner = BorderFactory.createRaisedBevelBorder();</text:p>
      <text:p text:style-name="Standard"><text:tab/><text:tab/>Border outter = BorderFactory.createMatteBorder(22,5,0,3, Color.gray);</text:p>
      <text:p text:style-name="Standard"><text:tab/><text:tab/>Border combo = BorderFactory.createCompoundBorder(outter, inner);</text:p>
      <text:p text:style-name="Standard"><text:tab/><text:tab/>setBorder(combo);</text:p>
      <text:p text:style-name="Standard"><text:tab/><text:tab/>pizzaTotal.setLayout(new BoxLayout(pizzaTotal,BoxLayout.Y_AXIS));</text:p>
      <text:p text:style-name="Standard"><text:tab/><text:tab/>extraTotal.setLayout(new BoxLayout(extraTotal,BoxLayout.Y_AXIS));</text:p>
      <text:p text:style-name="Standard"><text:tab/><text:tab/>drinkTotal.setLayout(new BoxLayout(drinkTotal,BoxLayout.Y_AXIS));</text:p>
      <text:p text:style-name="Standard"><text:tab/><text:tab/>orderTotal.setLayout(new BoxLayout(orderTotal,BoxLayout.Y_AXIS));</text:p>
      <text:p text:style-name="Standard"><text:tab/><text:tab/>pizzaTotal.add(new JLabel("-Pizza: <text:s text:c="28"/>"));</text:p>
      <text:p text:style-name="Standard"><text:tab/><text:tab/>pizzaTotal.add(pizzaType);<text:tab/><text:tab/><text:tab/>// extra spaces on Pizza to set size of panel</text:p>
      <text:p text:style-name="Standard"><text:tab/><text:tab/>add(pizzaTotal);</text:p>
      <text:p text:style-name="Standard"><text:tab/><text:tab/>add(Box.createVerticalGlue());</text:p>
      <text:p text:style-name="Standard"><text:tab/><text:tab/>drinkTotal.add(new JLabel("-Drink:"));</text:p>
      <text:p text:style-name="Standard"><text:tab/><text:tab/>drinkTotal.add(drinkSize);</text:p>
      <text:p text:style-name="Standard"><text:tab/><text:tab/>drinkTotal.add(drinkCont);</text:p>
      <text:p text:style-name="Standard"><text:tab/><text:tab/>drinkTotal.add(drinkType);</text:p>
      <text:p text:style-name="Standard"><text:tab/><text:tab/>add(drinkTotal);</text:p>
      <text:p text:style-name="Standard"><text:tab/><text:tab/>add(Box.createVerticalGlue());</text:p>
      <text:p text:style-name="Standard"><text:tab/><text:tab/>extraTotal.add(new JLabel("-Extras:"));</text:p>
      <text:p text:style-name="Standard"><text:tab/><text:tab/>add(extraTotal);</text:p>
      <text:p text:style-name="Standard"><text:tab/><text:tab/>add(Box.createVerticalGlue());</text:p>
      <text:p text:style-name="Standard"><text:tab/><text:tab/>orderTotal.add(new JLabel("Total cost:"));</text:p>
      <text:p text:style-name="Standard"><text:tab/><text:tab/>orderTotal.add(orderCost);</text:p>
      <text:p text:style-name="Standard"><text:tab/><text:tab/>add(orderTotal);</text:p>
      <text:p text:style-name="Standard"><text:tab/>} // end constructor</text:p>
      <text:p text:style-name="Standard"><text:tab/>//*************************************************************</text:p>
      <text:p text:style-name="Standard"><text:tab/>//* update: Refreshes the panels to show current order status<text:tab/><text:tab/> <text:s text:c="4"/>*</text:p>
      <text:p text:style-name="Standard"><text:tab/>//*************************************************************</text:p>
      <text:p text:style-name="Standard"><text:tab/>public void update()</text:p>
      <text:p text:style-name="Standard"><text:tab/>{ <text:s/><text:tab/><text:tab/>// update total cost</text:p>
      <text:p text:style-name="Standard"><text:tab/><text:tab/>orderCost.setText(data.getCost());</text:p>
      <text:p text:style-name="Standard"><text:tab/><text:tab/><text:tab/>// update size/crust of pizza</text:p>
      <text:p text:style-name="Standard"><text:tab/><text:tab/>pizzaType.setText(data.getPType());</text:p>
      <text:p text:style-name="Standard"><text:tab/><text:tab/><text:tab/>// update toppings</text:p>
      <text:p text:style-name="Standard"><text:tab/><text:tab/>for(int i = 0; i &lt; data.getAllToppings().length; i++)</text:p>
      <text:p text:style-name="Standard"><text:tab/><text:tab/>{<text:tab/>if( data.getToppingFlags()[i] )<text:tab/>// if this topping is on the pizza</text:p>
      <text:p text:style-name="Standard"><text:tab/><text:tab/><text:tab/><text:tab/>pizzaTotal.add(data.getAllToppings()[i]);</text:p>
      <text:p text:style-name="Standard"><text:soft-page-break/><text:tab/><text:tab/><text:tab/>else</text:p>
      <text:p text:style-name="Standard"><text:tab/><text:tab/><text:tab/><text:tab/>pizzaTotal.remove(data.getAllToppings()[i]);</text:p>
      <text:p text:style-name="Standard"><text:tab/><text:tab/>}</text:p>
      <text:p text:style-name="Standard"><text:tab/><text:tab/><text:tab/>// update drink</text:p>
      <text:p text:style-name="Standard"><text:tab/><text:tab/>drinkSize.setText(data.getDSize());</text:p>
      <text:p text:style-name="Standard"><text:tab/><text:tab/>drinkCont.setText(data.getDCont());</text:p>
      <text:p text:style-name="Standard"><text:tab/><text:tab/>drinkType.setText(data.getDType());</text:p>
      <text:p text:style-name="Standard"><text:tab/><text:tab/><text:tab/>// update extras</text:p>
      <text:p text:style-name="Standard"><text:tab/><text:tab/><text:tab/>// update toppings</text:p>
      <text:p text:style-name="Standard"><text:tab/><text:tab/>for(int i = 0; i &lt; data.getAllExtras().length; i++)</text:p>
      <text:p text:style-name="Standard"><text:tab/><text:tab/>{<text:tab/>if( data.getExtraFlags()[i] )<text:tab/>// if this extra has been selected</text:p>
      <text:p text:style-name="Standard"><text:tab/><text:tab/><text:tab/><text:tab/>extraTotal.add(data.getAllExtras()[i]);</text:p>
      <text:p text:style-name="Standard"><text:tab/><text:tab/><text:tab/>else</text:p>
      <text:p text:style-name="Standard"><text:tab/><text:tab/><text:tab/><text:tab/>extraTotal.remove(data.getAllExtras()[i]);</text:p>
      <text:p text:style-name="Standard"><text:tab/><text:tab/>}</text:p>
      <text:p text:style-name="Standard"><text:tab/>} // end update()</text:p>
      <text:p text:style-name="Standard">} // end TotalPanel class</text:p>
      <text:p text:style-name="Standard">//**************************************************************</text:p>
      <text:p text:style-name="Standard">//********************** OrderButton.java *************************</text:p>
      <text:p text:style-name="Standard">//**************************************************************</text:p>
      <text:p text:style-name="Standard">import java.awt.*;</text:p>
      <text:p text:style-name="Standard">import javax.swing.*;</text:p>
      <text:p text:style-name="Standard">import javax.swing.border.*;</text:p>
      <text:p text:style-name="Standard"><text:tab/><text:tab/>// RadioButtons that store their own listener and item's price</text:p>
      <text:p text:style-name="Standard">public class OrderButton extends JRadioButton</text:p>
      <text:p text:style-name="Standard">{<text:tab/>private double cost = 0.0;</text:p>
      <text:p text:style-name="Standard"><text:tab/>static OrderListener listener = new OrderListener();</text:p>
      <text:p text:style-name="Standard"><text:tab/>public OrderButton(String text, double price)</text:p>
      <text:p text:style-name="Standard"><text:tab/>{ <text:tab/>super(text);</text:p>
      <text:p text:style-name="Standard"><text:tab/><text:tab/>cost = price;</text:p>
      <text:p text:style-name="Standard"><text:tab/><text:tab/>addItemListener(listener);</text:p>
      <text:p text:style-name="Standard"><text:tab/>}</text:p>
      <text:p text:style-name="Standard"><text:tab/>public double getCost()</text:p>
      <text:p text:style-name="Standard"><text:tab/>{<text:tab/>return cost;<text:tab/>}</text:p>
      <text:p text:style-name="Standard">}</text:p>
      <text:p text:style-name="Standard">//**************************************************************</text:p>
      <text:p text:style-name="Standard">//*********************** OrderBox.java **************************</text:p>
      <text:p text:style-name="Standard">//**************************************************************</text:p>
      <text:p text:style-name="Standard">import java.awt.*;</text:p>
      <text:p text:style-name="Standard">import javax.swing.*;</text:p>
      <text:p text:style-name="Standard">import javax.swing.border.*;</text:p>
      <text:p text:style-name="Standard"><text:tab/><text:tab/><text:tab/>// CheckBoxes that stores their own listener and item cost</text:p>
      <text:p text:style-name="Standard">public class OrderBox extends JCheckBox</text:p>
      <text:p text:style-name="Standard">{<text:tab/>private double cost = 0.0;</text:p>
      <text:p text:style-name="Standard"><text:tab/>static OrderListener listener = new OrderListener();</text:p>
      <text:p text:style-name="Standard"><text:tab/>public OrderBox(String text)</text:p>
      <text:p text:style-name="Standard"><text:tab/>{ <text:tab/>super(text);</text:p>
      <text:p text:style-name="Standard"><text:tab/><text:tab/>addActionListener(listener);</text:p>
      <text:p text:style-name="Standard"><text:tab/>}</text:p>
      <text:p text:style-name="Standard"><text:tab/><text:tab/>//overloaded constructor for single item purchases</text:p>
      <text:p text:style-name="Standard"><text:tab/>public OrderBox(String text, double price)</text:p>
      <text:p text:style-name="Standard"><text:tab/>{<text:tab/>this(text);</text:p>
      <text:p text:style-name="Standard"><text:tab/><text:tab/>cost = price;</text:p>
      <text:p text:style-name="Standard"><text:tab/>}</text:p>
      <text:p text:style-name="Standard"><text:tab/>public double getCost()</text:p>
      <text:p text:style-name="Standard"><text:soft-page-break/><text:tab/>{<text:tab/>return cost;<text:tab/>}</text:p>
      <text:p text:style-name="Standard"/>
      <text:p text:style-name="Standard">}</text:p>
      <text:p text:style-name="Standard">//**************************************************************</text:p>
      <text:p text:style-name="Standard">//********************** OrderListener.java ************************</text:p>
      <text:p text:style-name="Standard">//**************************************************************</text:p>
      <text:p text:style-name="Standard">import java.awt.*;</text:p>
      <text:p text:style-name="Standard">import java.awt.event.*;</text:p>
      <text:p text:style-name="Standard">import javax.swing.*;</text:p>
      <text:p text:style-name="Standard">public class OrderListener implements ItemListener, ActionListener</text:p>
      <text:p text:style-name="Standard">{</text:p>
      <text:p text:style-name="Standard"><text:tab/>DataHolder data = new DataHolder();<text:tab/>// used to interact with data and other panels</text:p>
      <text:p text:style-name="Standard"><text:tab/>public void itemStateChanged(ItemEvent event)</text:p>
      <text:p text:style-name="Standard"><text:tab/>{</text:p>
      <text:p text:style-name="Standard"><text:tab/><text:tab/>OrderButton button = (OrderButton) event.getItem();</text:p>
      <text:p text:style-name="Standard"/>
      <text:p text:style-name="Standard"><text:tab/><text:tab/><text:tab/>// ******** Begin pizzaPanel event handling **********</text:p>
      <text:p text:style-name="Standard"><text:tab/><text:tab/>if (button.getParent().getParent().getName().equals("Pizza"))</text:p>
      <text:p text:style-name="Standard"><text:tab/><text:tab/>{<text:tab/><text:tab/>// must use getParent twice to get to the main panel instead of the sub panel</text:p>
      <text:p text:style-name="Standard"/>
      <text:p text:style-name="Standard"><text:tab/><text:tab/><text:tab/>if(button.isSelected())<text:tab/>// if this event is selecting an item</text:p>
      <text:p text:style-name="Standard"><text:tab/><text:tab/><text:tab/>{<text:tab/>data.modCost(button.getCost());</text:p>
      <text:p text:style-name="Standard"><text:tab/><text:tab/><text:tab/><text:tab/>data.modType(button.getText());</text:p>
      <text:p text:style-name="Standard"><text:tab/><text:tab/><text:tab/>}</text:p>
      <text:p text:style-name="Standard"><text:tab/><text:tab/><text:tab/>else<text:tab/>// if this even is deselecting an item</text:p>
      <text:p text:style-name="Standard"><text:tab/><text:tab/><text:tab/>{<text:tab/>data.modCost(-button.getCost());<text:tab/>// send a negative to reduce total cost</text:p>
      <text:p text:style-name="Standard"><text:tab/><text:tab/><text:tab/>}</text:p>
      <text:p text:style-name="Standard"/>
      <text:p text:style-name="Standard"><text:tab/><text:tab/>} // end pizzaPanel event handling</text:p>
      <text:p text:style-name="Standard"/>
      <text:p text:style-name="Standard"><text:tab/><text:tab/><text:tab/>// ******** Begin drinkPanel event handling ***********</text:p>
      <text:p text:style-name="Standard"><text:tab/><text:tab/>else if (button.getParent().getParent().getName().equals("Drinks"))</text:p>
      <text:p text:style-name="Standard"><text:tab/><text:tab/>{<text:tab/>if(button.isSelected())</text:p>
      <text:p text:style-name="Standard"><text:tab/><text:tab/><text:tab/><text:tab/>data.modCost(button.getCost());</text:p>
      <text:p text:style-name="Standard"><text:tab/><text:tab/><text:tab/>else</text:p>
      <text:p text:style-name="Standard"><text:tab/><text:tab/><text:tab/><text:tab/>data.modCost(-button.getCost());</text:p>
      <text:p text:style-name="Standard"/>
      <text:p text:style-name="Standard"><text:tab/><text:tab/><text:tab/><text:tab/>// changes the type, container, and size of the drink</text:p>
      <text:p text:style-name="Standard"><text:tab/><text:tab/><text:tab/>data.modDrink(button.getParent().getName(), button.getText());</text:p>
      <text:p text:style-name="Standard"/>
      <text:p text:style-name="Standard"><text:tab/><text:tab/>} // end drinkPanel even handling</text:p>
      <text:p text:style-name="Standard"/>
      <text:p text:style-name="Standard"><text:tab/><text:tab/><text:tab/>// update the screen with the new information</text:p>
      <text:p text:style-name="Standard"><text:tab/><text:tab/>PizzaFrame parent = (PizzaFrame)button.getTopLevelAncestor();</text:p>
      <text:p text:style-name="Standard"><text:tab/><text:tab/>parent.update();</text:p>
      <text:p text:style-name="Standard"><text:tab/>} // end itemStateChanged()</text:p>
      <text:p text:style-name="Standard"/>
      <text:p text:style-name="Standard"><text:tab/>public void actionPerformed(ActionEvent event)</text:p>
      <text:p text:style-name="Standard"><text:tab/>{<text:tab/>OrderBox box = (OrderBox) event.getSource();</text:p>
      <text:p text:style-name="Standard"/>
      <text:p text:style-name="Standard"><text:tab/><text:tab/><text:tab/>// ******** Begin pizzaPanel event handling **********</text:p>
      <text:p text:style-name="Standard"><text:tab/><text:tab/>if (box.getParent().getParent().getName().equals("Pizza"))</text:p>
      <text:p text:style-name="Standard"><text:tab/><text:tab/>{<text:tab/><text:tab/>// must use getParent twice to get to the main panel instead of the sub panel</text:p>
      <text:p text:style-name="Standard"><text:tab/><text:tab/><text:tab/>data.modTopping(box.getText());</text:p>
      <text:p text:style-name="Standard"><text:tab/><text:tab/>}</text:p>
      <text:p text:style-name="Standard"><text:soft-page-break/><text:tab/><text:tab/><text:tab/>// ******** Begin extraPanel event handling **********</text:p>
      <text:p text:style-name="Standard"><text:tab/><text:tab/>else if (box.getParent().getParent().getName().equals("Extras"))</text:p>
      <text:p text:style-name="Standard"><text:tab/><text:tab/>{</text:p>
      <text:p text:style-name="Standard"><text:tab/><text:tab/><text:tab/>if(box.isSelected())</text:p>
      <text:p text:style-name="Standard"><text:tab/><text:tab/><text:tab/><text:tab/>data.modExtras(box.getText(), box.getCost());</text:p>
      <text:p text:style-name="Standard"><text:tab/><text:tab/><text:tab/>else<text:tab/><text:tab/>// add or subtract an extra and its corrisponding cost from the order</text:p>
      <text:p text:style-name="Standard"><text:tab/><text:tab/><text:tab/><text:tab/>data.modExtras(box.getText(), box.getCost());</text:p>
      <text:p text:style-name="Standard"><text:tab/><text:tab/>}</text:p>
      <text:p text:style-name="Standard"><text:tab/><text:tab/><text:tab/><text:tab/>// update the screen with the new information</text:p>
      <text:p text:style-name="Standard"><text:tab/><text:tab/>PizzaFrame parent = (PizzaFrame)box.getTopLevelAncestor();</text:p>
      <text:p text:style-name="Standard"><text:tab/><text:tab/>parent.update();</text:p>
      <text:p text:style-name="Standard"><text:tab/>} // end actionPerformed()</text:p>
      <text:p text:style-name="Standard">} // end OrderListener class</text:p>
      <text:p text:style-name="Standard">//**************************************************************</text:p>
      <text:p text:style-name="Standard">//*********************** DataHolder.java *************************</text:p>
      <text:p text:style-name="Standard">//**************************************************************</text:p>
      <text:p text:style-name="Standard">import java.awt.*;</text:p>
      <text:p text:style-name="Standard">import javax.swing.*;</text:p>
      <text:p text:style-name="Standard">import javax.swing.border.*;</text:p>
      <text:p text:style-name="Standard">import java.text.NumberFormat;</text:p>
      <text:p text:style-name="Standard"><text:tab/>// ************** Designed to enable each panel to interact with each other and the data ****************</text:p>
      <text:p text:style-name="Standard">public class DataHolder</text:p>
      <text:p text:style-name="Standard">{</text:p>
      <text:p text:style-name="Standard"><text:tab/>static private double totalCost;</text:p>
      <text:p text:style-name="Standard"><text:tab/>static private int numToppings;</text:p>
      <text:p text:style-name="Standard"><text:tab/>static private String pCrust, pSize, dType, dSize, dCont, eSize;</text:p>
      <text:p text:style-name="Standard"><text:tab/>static private JLabel[] toppings = {<text:tab/>new JLabel("Green Peppers"),</text:p>
      <text:p text:style-name="Standard"><text:tab/><text:tab/><text:tab/><text:tab/><text:tab/><text:tab/><text:tab/><text:tab/>new JLabel("Black Olives"),</text:p>
      <text:p text:style-name="Standard"><text:tab/><text:tab/><text:tab/><text:tab/><text:tab/><text:tab/><text:tab/><text:tab/>new JLabel("Pepperoni"),</text:p>
      <text:p text:style-name="Standard"><text:tab/><text:tab/><text:tab/><text:tab/><text:tab/><text:tab/><text:tab/><text:tab/>new JLabel("Ham"),</text:p>
      <text:p text:style-name="Standard"><text:tab/><text:tab/><text:tab/><text:tab/><text:tab/><text:tab/><text:tab/><text:tab/>new JLabel("Pineapple"),</text:p>
      <text:p text:style-name="Standard"><text:tab/><text:tab/><text:tab/><text:tab/><text:tab/><text:tab/><text:tab/><text:tab/>new JLabel("Red Onions")<text:tab/>};</text:p>
      <text:p text:style-name="Standard"><text:tab/>static private boolean[] toppingFlags= {false, false, false, false, false, false };</text:p>
      <text:p text:style-name="Standard"><text:tab/><text:tab/><text:tab/><text:tab/>// ** these arrays are for storing and managing the check box data **</text:p>
      <text:p text:style-name="Standard"><text:tab/>static private JLabel[] extras = {<text:tab/>new JLabel("Bread Sticks"),</text:p>
      <text:p text:style-name="Standard"><text:tab/><text:tab/><text:tab/><text:tab/><text:tab/><text:tab/><text:tab/><text:tab/>new JLabel("Cheese Sticks"),</text:p>
      <text:p text:style-name="Standard"><text:tab/><text:tab/><text:tab/><text:tab/><text:tab/><text:tab/><text:tab/><text:tab/>new JLabel("Stuffed Cheese Sticks"),</text:p>
      <text:p text:style-name="Standard"><text:tab/><text:tab/><text:tab/><text:tab/><text:tab/><text:tab/><text:tab/><text:tab/>new JLabel("Cinnamon Sticks"),</text:p>
      <text:p text:style-name="Standard"><text:tab/><text:tab/><text:tab/><text:tab/><text:tab/><text:tab/><text:tab/><text:tab/>new JLabel("Dessert Pizza"),</text:p>
      <text:p text:style-name="Standard"><text:tab/><text:tab/><text:tab/><text:tab/><text:tab/><text:tab/><text:tab/><text:tab/>new JLabel("Side Salad"),</text:p>
      <text:p text:style-name="Standard"><text:tab/><text:tab/><text:tab/><text:tab/><text:tab/><text:tab/><text:tab/><text:tab/>new JLabel("Marinara Sauce"),</text:p>
      <text:p text:style-name="Standard"><text:tab/><text:tab/><text:tab/><text:tab/><text:tab/><text:tab/><text:tab/><text:tab/>new JLabel("Garlic Dip"),</text:p>
      <text:p text:style-name="Standard"><text:tab/><text:tab/><text:tab/><text:tab/><text:tab/><text:tab/><text:tab/><text:tab/>new JLabel("Ranch Dressing") };</text:p>
      <text:p text:style-name="Standard"><text:tab/>static private boolean[] extraFlags = {false,false,false,false,false,false,false,false,false};</text:p>
      <text:p text:style-name="Standard"/>
      <text:p text:style-name="Standard"><text:tab/>//***************************************</text:p>
      <text:p text:style-name="Standard"><text:tab/>//* methods used during all event handling <text:s text:c="9"/>*</text:p>
      <text:p text:style-name="Standard"><text:tab/>//***************************************</text:p>
      <text:p text:style-name="Standard"><text:tab/>public DataHolder()</text:p>
      <text:p text:style-name="Standard"><text:tab/>{ <text:tab/>totalCost = 0.0;</text:p>
      <text:p text:style-name="Standard"/>
      <text:p text:style-name="Standard"><text:tab/><text:tab/>numToppings = 0;</text:p>
      <text:p text:style-name="Standard"/>
      <text:p text:style-name="Standard"><text:tab/><text:tab/>pCrust = "";</text:p>
      <text:p text:style-name="Standard"><text:tab/><text:tab/>pSize = "";</text:p>
      <text:p text:style-name="Standard"><text:soft-page-break/><text:tab/><text:tab/>dType = "";</text:p>
      <text:p text:style-name="Standard"><text:tab/><text:tab/>dSize = "";</text:p>
      <text:p text:style-name="Standard"><text:tab/>}</text:p>
      <text:p text:style-name="Standard"><text:tab/><text:tab/>// modCost: changes the cost by the amount sent in</text:p>
      <text:p text:style-name="Standard"><text:tab/>public void modCost(double arg)</text:p>
      <text:p text:style-name="Standard"><text:tab/>{<text:tab/>totalCost += arg;<text:tab/>}</text:p>
      <text:p text:style-name="Standard"/>
      <text:p text:style-name="Standard"><text:tab/><text:tab/>// getCost: returns a string with the total cost of the order</text:p>
      <text:p text:style-name="Standard"><text:tab/>public String getCost()</text:p>
      <text:p text:style-name="Standard"><text:tab/>{<text:tab/>return NumberFormat.getCurrencyInstance().format(totalCost);<text:tab/>}</text:p>
      <text:p text:style-name="Standard"/>
      <text:p text:style-name="Standard"><text:tab/>//******************************************</text:p>
      <text:p text:style-name="Standard"><text:tab/>//* methods used for handling the PizzaPanel events *</text:p>
      <text:p text:style-name="Standard"><text:tab/>//******************************************</text:p>
      <text:p text:style-name="Standard"><text:tab/><text:tab/>// modType: takes the size or crust type as an argument and updates it here</text:p>
      <text:p text:style-name="Standard"><text:tab/>public void modType(String arg)</text:p>
      <text:p text:style-name="Standard"><text:tab/>{<text:tab/><text:tab/>// if the input is a crust type, based on second letter of name</text:p>
      <text:p text:style-name="Standard"><text:tab/><text:tab/>if( arg.charAt(1) == 't' || arg.charAt(1) == 'h')</text:p>
      <text:p text:style-name="Standard"><text:tab/><text:tab/><text:tab/>pCrust = arg + " crust";</text:p>
      <text:p text:style-name="Standard"><text:tab/><text:tab/>else</text:p>
      <text:p text:style-name="Standard"><text:tab/><text:tab/><text:tab/>pSize = arg;</text:p>
      <text:p text:style-name="Standard"><text:tab/>}</text:p>
      <text:p text:style-name="Standard"><text:tab/><text:tab/>// modTopping: adds or takes off a topping on the pizza</text:p>
      <text:p text:style-name="Standard"><text:tab/>public void modTopping(String arg)</text:p>
      <text:p text:style-name="Standard"><text:tab/>{<text:tab/>for(int i = 0; i &lt; toppings.length; i++)</text:p>
      <text:p text:style-name="Standard"><text:tab/><text:tab/>{<text:tab/>if (toppings[i].getText().equals(arg))<text:tab/>// if this index is a match to the arg</text:p>
      <text:p text:style-name="Standard"><text:tab/><text:tab/><text:tab/><text:tab/>if (toppingFlags[i])<text:tab/>// if this topping is already on the pizza</text:p>
      <text:p text:style-name="Standard"><text:tab/><text:tab/><text:tab/><text:tab/>{ <text:tab/>totalCost -= 1;<text:tab/>// take away a dollar for removing an 'extra' topping</text:p>
      <text:p text:style-name="Standard"><text:tab/><text:tab/><text:tab/><text:tab/><text:tab/>toppingFlags[i] = false;</text:p>
      <text:p text:style-name="Standard"><text:tab/><text:tab/><text:tab/><text:tab/>}</text:p>
      <text:p text:style-name="Standard"><text:tab/><text:tab/><text:tab/><text:tab/>else</text:p>
      <text:p text:style-name="Standard"><text:tab/><text:tab/><text:tab/><text:tab/>{<text:tab/>totalCost += 1;<text:tab/>// add a dollar for adding an 'extra' topping</text:p>
      <text:p text:style-name="Standard"><text:tab/><text:tab/><text:tab/><text:tab/><text:tab/>toppingFlags[i] = true;</text:p>
      <text:p text:style-name="Standard"><text:tab/><text:tab/><text:tab/><text:tab/>}</text:p>
      <text:p text:style-name="Standard"><text:tab/><text:tab/>} // end for</text:p>
      <text:p text:style-name="Standard"><text:tab/>} // end modTopping</text:p>
      <text:p text:style-name="Standard"/>
      <text:p text:style-name="Standard"><text:tab/><text:tab/>// getPType: returns a string in the format of "[size] [crust]"</text:p>
      <text:p text:style-name="Standard"><text:tab/>public String getPType()</text:p>
      <text:p text:style-name="Standard"><text:tab/>{<text:tab/>return pSize + " " + pCrust;<text:tab/>}</text:p>
      <text:p text:style-name="Standard"/>
      <text:p text:style-name="Standard"><text:tab/><text:tab/>// getAllTopping: returns the array of toppings</text:p>
      <text:p text:style-name="Standard"><text:tab/>public JLabel[] getAllToppings()</text:p>
      <text:p text:style-name="Standard"><text:tab/>{<text:tab/>return toppings;<text:tab/>}</text:p>
      <text:p text:style-name="Standard"><text:tab/><text:tab/>// getToppingFlags: returns the array of topping flags</text:p>
      <text:p text:style-name="Standard"><text:tab/>public boolean[] getToppingFlags()</text:p>
      <text:p text:style-name="Standard"><text:tab/>{<text:tab/>return toppingFlags;<text:tab/>}</text:p>
      <text:p text:style-name="Standard"/>
      <text:p text:style-name="Standard"><text:tab/>//******************************************</text:p>
      <text:p text:style-name="Standard"><text:tab/>//* methods used for handling DrinkPanel events <text:s text:c="5"/>*</text:p>
      <text:p text:style-name="Standard"><text:tab/>//******************************************</text:p>
      <text:p text:style-name="Standard"><text:tab/><text:tab/>// accepts the name of the container of the button, and the name of the button. Sets drink stats.</text:p>
      <text:p text:style-name="Standard"><text:tab/>public void modDrink(String origin, String arg)</text:p>
      <text:p text:style-name="Standard"><text:tab/>{<text:tab/>if(origin.equals("Size"))</text:p>
      <text:p text:style-name="Standard"><text:tab/><text:tab/><text:tab/>dSize = arg;</text:p>
      <text:p text:style-name="Standard"><text:soft-page-break/><text:tab/><text:tab/>else if (origin.equals("Cont"))</text:p>
      <text:p text:style-name="Standard"><text:tab/><text:tab/><text:tab/>dCont = arg;</text:p>
      <text:p text:style-name="Standard"><text:tab/><text:tab/>else</text:p>
      <text:p text:style-name="Standard"><text:tab/><text:tab/><text:tab/>dType = arg;</text:p>
      <text:p text:style-name="Standard"><text:tab/>}</text:p>
      <text:p text:style-name="Standard"><text:tab/>public String getDSize()</text:p>
      <text:p text:style-name="Standard"><text:tab/>{<text:tab/>return dSize;<text:tab/>}</text:p>
      <text:p text:style-name="Standard"/>
      <text:p text:style-name="Standard"><text:tab/>public String getDCont()</text:p>
      <text:p text:style-name="Standard"><text:tab/>{<text:tab/>return dCont;<text:tab/>}</text:p>
      <text:p text:style-name="Standard"/>
      <text:p text:style-name="Standard"><text:tab/>public String getDType()</text:p>
      <text:p text:style-name="Standard"><text:tab/>{<text:tab/>return dType;<text:tab/>}</text:p>
      <text:p text:style-name="Standard"/>
      <text:p text:style-name="Standard"><text:tab/>//******************************************</text:p>
      <text:p text:style-name="Standard"><text:tab/>//* methods used for handling the ExtrasPanel events*</text:p>
      <text:p text:style-name="Standard"><text:tab/>//******************************************</text:p>
      <text:p text:style-name="Standard"><text:tab/><text:tab/>// modExtras: adds or takes off an extra from the order</text:p>
      <text:p text:style-name="Standard"><text:tab/>public void modExtras(String arg, double price)</text:p>
      <text:p text:style-name="Standard"><text:tab/>{<text:tab/>for(int i = 0; i &lt; extras.length; i++)</text:p>
      <text:p text:style-name="Standard"><text:tab/><text:tab/>{<text:tab/>if (extras[i].getText().equals(arg))<text:tab/>// if this index is a match to the arg</text:p>
      <text:p text:style-name="Standard"><text:tab/><text:tab/><text:tab/><text:tab/>if (extraFlags[i])<text:tab/>// if this topping is already on the pizza</text:p>
      <text:p text:style-name="Standard"><text:tab/><text:tab/><text:tab/><text:tab/>{ <text:tab/>totalCost -= price;<text:tab/>// subtract the cost of this extra from the order cost</text:p>
      <text:p text:style-name="Standard"><text:tab/><text:tab/><text:tab/><text:tab/><text:tab/>extraFlags[i] = false;</text:p>
      <text:p text:style-name="Standard"><text:tab/><text:tab/><text:tab/><text:tab/>}</text:p>
      <text:p text:style-name="Standard"><text:tab/><text:tab/><text:tab/><text:tab/>else</text:p>
      <text:p text:style-name="Standard"><text:tab/><text:tab/><text:tab/><text:tab/>{<text:tab/>totalCost += price;<text:tab/>// add the cost of this extra to the order cost</text:p>
      <text:p text:style-name="Standard"><text:tab/><text:tab/><text:tab/><text:tab/><text:tab/>extraFlags[i] = true;</text:p>
      <text:p text:style-name="Standard"><text:tab/><text:tab/><text:tab/><text:tab/>}</text:p>
      <text:p text:style-name="Standard"><text:tab/><text:tab/>} // end for</text:p>
      <text:p text:style-name="Standard"><text:tab/>} // end modExtras</text:p>
      <text:p text:style-name="Standard"/>
      <text:p text:style-name="Standard"><text:tab/><text:tab/>// getAllExtras: returns the array of extras</text:p>
      <text:p text:style-name="Standard"><text:tab/>public JLabel[] getAllExtras()</text:p>
      <text:p text:style-name="Standard"><text:tab/>{<text:tab/>return extras;<text:tab/>}</text:p>
      <text:p text:style-name="Standard"><text:tab/><text:tab/>// getExtraFlags: returns the array of extras flags</text:p>
      <text:p text:style-name="Standard"><text:tab/>public boolean[] getExtraFlags()</text:p>
      <text:p text:style-name="Standard"><text:tab/>{<text:tab/>return extraFlags;<text:tab/>}</text:p>
      <text:p text:style-name="Standard">} // end DataHolder clas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98in" fo:margin-bottom="0.2083in" fo:margin-left="0.1874in" fo:margin-right="0.218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nah Brooks</meta:initial-creator>
    <meta:creation-date>2010-05-10T18:05:20.08</meta:creation-date>
    <meta:document-statistic meta:table-count="0" meta:image-count="0" meta:object-count="0" meta:page-count="11" meta:paragraph-count="549" meta:word-count="2114" meta:character-count="20384"/>
    <dc:date>2010-05-10T18:38:54.19</dc:date>
    <dc:creator>Jonah Brooks</dc:creator>
    <meta:editing-duration>PT00H02M52S</meta:editing-duration>
    <meta:editing-cycles>1</meta:editing-cycles>
    <meta:generator>OpenOffice.org/3.1$Win32 OpenOffice.org_project/310m11$Build-9399</meta:generator>
  </office:meta>
</office:document-meta>
</file>